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Таблица2" style:family="table">
      <style:table-properties style:width="5.927cm" table:align="left" style:writing-mode="lr-tb"/>
    </style:style>
    <style:style style:name="Таблица2.A" style:family="table-column">
      <style:table-column-properties style:column-width="2.99cm"/>
    </style:style>
    <style:style style:name="Таблица2.B" style:family="table-column">
      <style:table-column-properties style:column-width="2.937cm"/>
    </style:style>
    <style:style style:name="Таблица2.1" style:family="table-row">
      <style:table-row-properties style:min-row-height="0.088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Таблица2.A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2.3" style:family="table-row">
      <style:table-row-properties style:min-row-height="0.196cm" fo:keep-together="auto"/>
    </style:style>
    <style:style style:name="Таблица2.A3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2.B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Таблица2.A4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2.B4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Таблица22" style:family="table">
      <style:table-properties style:width="7.832cm" table:align="left" style:writing-mode="lr-tb"/>
    </style:style>
    <style:style style:name="Таблица22.A" style:family="table-column">
      <style:table-column-properties style:column-width="2.328cm"/>
    </style:style>
    <style:style style:name="Таблица22.C" style:family="table-column">
      <style:table-column-properties style:column-width="3.175cm"/>
    </style:style>
    <style:style style:name="Таблица22.A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5.271cm" table:align="margins" style:writing-mode="lr-tb"/>
    </style:style>
    <style:style style:name="Таблица3.A" style:family="table-column">
      <style:table-column-properties style:column-width="1.266cm" style:rel-column-width="15747*"/>
    </style:style>
    <style:style style:name="Таблица3.B" style:family="table-column">
      <style:table-column-properties style:column-width="4.004cm" style:rel-column-width="49788*"/>
    </style:style>
    <style:style style:name="Таблица3.1" style:family="table-row">
      <style:table-row-properties style:min-row-height="0.362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Таблица3.A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3.A3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3.B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Таблица3.A4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3.B4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Таблица4" style:family="table">
      <style:table-properties style:width="7.581cm" fo:margin-left="0.212cm" table:align="left" style:writing-mode="lr-tb"/>
    </style:style>
    <style:style style:name="Таблица4.A" style:family="table-column">
      <style:table-column-properties style:column-width="2.501cm"/>
    </style:style>
    <style:style style:name="Таблица4.B" style:family="table-column">
      <style:table-column-properties style:column-width="3.249cm"/>
    </style:style>
    <style:style style:name="Таблица4.C" style:family="table-column">
      <style:table-column-properties style:column-width="1.831cm"/>
    </style:style>
    <style:style style:name="Таблица4.1" style:family="table-row">
      <style:table-row-properties style:min-row-height="0.363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Таблица4.A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4.A3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4.C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Таблица4.A4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4.C4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Таблица5" style:family="table">
      <style:table-properties style:width="8.581cm" table:align="left" style:writing-mode="lr-tb"/>
    </style:style>
    <style:style style:name="Таблица5.A" style:family="table-column">
      <style:table-column-properties style:column-width="2.108cm"/>
    </style:style>
    <style:style style:name="Таблица5.B" style:family="table-column">
      <style:table-column-properties style:column-width="2.642cm"/>
    </style:style>
    <style:style style:name="Таблица5.C" style:family="table-column">
      <style:table-column-properties style:column-width="3.831cm"/>
    </style:style>
    <style:style style:name="Таблица5.1" style:family="table-row">
      <style:table-row-properties style:min-row-height="0.469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Таблица5.A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5.A3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5.C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Таблица5.A4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5.C4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Таблица6" style:family="table">
      <style:table-properties style:width="16.582cm" table:align="left" style:writing-mode="lr-tb"/>
    </style:style>
    <style:style style:name="Таблица6.A" style:family="table-column">
      <style:table-column-properties style:column-width="2.231cm"/>
    </style:style>
    <style:style style:name="Таблица6.B" style:family="table-column">
      <style:table-column-properties style:column-width="2.521cm"/>
    </style:style>
    <style:style style:name="Таблица6.C" style:family="table-column">
      <style:table-column-properties style:column-width="2.75cm"/>
    </style:style>
    <style:style style:name="Таблица6.D" style:family="table-column">
      <style:table-column-properties style:column-width="2.499cm"/>
    </style:style>
    <style:style style:name="Таблица6.E" style:family="table-column">
      <style:table-column-properties style:column-width="1.536cm"/>
    </style:style>
    <style:style style:name="Таблица6.F" style:family="table-column">
      <style:table-column-properties style:column-width="2.965cm"/>
    </style:style>
    <style:style style:name="Таблица6.G" style:family="table-column">
      <style:table-column-properties style:column-width="2.08cm"/>
    </style:style>
    <style:style style:name="Таблица6.1" style:family="table-row">
      <style:table-row-properties style:min-row-height="0.395cm"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Таблица6.A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6.A3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6.G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Таблица6.A4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6.G4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Таблица1" style:family="table">
      <style:table-properties style:width="9.296cm" table:align="left" style:writing-mode="lr-tb"/>
    </style:style>
    <style:style style:name="Таблица1.A" style:family="table-column">
      <style:table-column-properties style:column-width="2.293cm"/>
    </style:style>
    <style:style style:name="Таблица1.B" style:family="table-column">
      <style:table-column-properties style:column-width="2.805cm"/>
    </style:style>
    <style:style style:name="Таблица1.C" style:family="table-column">
      <style:table-column-properties style:column-width="4.198cm"/>
    </style:style>
    <style:style style:name="Таблица1.1" style:family="table-row">
      <style:table-row-properties style:min-row-height="0.469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1.A3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.C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Таблица1.A4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.C4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fo:hyphenation-ladder-count="no-limit">
        <style:tab-stops>
          <style:tab-stop style:position="2.501cm"/>
        </style:tab-stops>
      </style:paragraph-properties>
      <style:text-properties style:font-name="Times New Roman" fo:font-size="14pt" fo:font-weight="bold" style:font-size-asian="14pt" style:font-weight-asian="bold" style:font-size-complex="14pt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loext:contextual-spacing="false" fo:line-height="100%">
        <style:tab-stops/>
      </style:paragraph-properties>
      <style:text-properties style:font-name="Times New Roman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0.751cm"/>
        </style:tab-stops>
      </style:paragraph-properties>
      <style:text-properties style:font-name="Times New Roman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officeooo:paragraph-rsid="000cc3dc" style:font-size-asian="14pt" style:font-weight-asian="bold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fo:font-size="14pt" officeooo:paragraph-rsid="000cc3dc" style:font-size-asian="14pt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>
        <style:tab-stops/>
      </style:paragraph-properties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style:font-name="Times New Roman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style:font-name="Times New Roman" fo:font-size="14pt" fo:font-weight="bold" officeooo:paragraph-rsid="000cc3dc" style:font-size-asian="14pt" style:font-weight-asian="bold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style:font-name="Times New Roman" fo:font-size="14pt" fo:language="en" fo:country="US" style:font-size-asian="14pt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style:font-name="Times New Roman" fo:font-size="14pt" fo:language="en" fo:country="US" fo:font-weight="bold" style:font-size-asian="14pt" style:font-weight-asian="bold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style:font-name="Times New Roman" fo:font-size="14pt" style:font-size-asian="14pt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style:font-name="Times New Roman" fo:font-size="14pt" officeooo:paragraph-rsid="000cc3dc" style:font-size-asian="14pt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fo:language="en" fo:country="US" fo:font-weight="bold" style:font-weight-asian="bold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fo:language="en" fo:country="US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</style:style>
    <style:style style:name="P23" style:family="paragraph" style:parent-style-name="Standard">
      <style:paragraph-properties fo:margin-left="1.87cm" fo:margin-right="0cm" fo:margin-top="0cm" fo:margin-bottom="0cm" loext:contextual-spacing="false" fo:line-height="120%" fo:text-align="justify" style:justify-single-word="false" fo:orphans="0" fo:widows="0" fo:hyphenation-ladder-count="no-limit" fo:text-indent="0cm" style:auto-text-indent="false">
        <style:tab-stops>
          <style:tab-stop style:position="2cm"/>
        </style:tab-stops>
      </style:paragraph-properties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20%" fo:text-indent="0.6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/>
      </style:paragraph-properties>
      <style:text-properties style:font-name="Times New Roman" fo:font-size="14pt" fo:language="en" fo:country="US" fo:font-style="italic" style:font-size-asian="14pt" style:font-style-asian="italic" style:font-size-complex="14pt"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>
          <style:tab-stop style:position="2.501cm"/>
        </style:tab-stops>
      </style:paragraph-properties>
      <style:text-properties style:font-name="Times New Roman" fo:font-size="14pt" fo:language="en" fo:country="US" fo:font-style="italic" officeooo:rsid="000db3e4" officeooo:paragraph-rsid="000db3e4" style:font-size-asian="14pt" style:font-style-asian="italic" style:font-size-complex="14pt" fo:hyphenate="false" fo:hyphenation-remain-char-count="2" fo:hyphenation-push-char-count="2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/>
      </style:paragraph-properties>
      <style:text-properties style:font-name="Times New Roman" fo:font-size="14pt" fo:language="en" fo:country="US" fo:font-style="italic" officeooo:rsid="000db3e4" officeooo:paragraph-rsid="000eb052" style:font-size-asian="14pt" style:font-style-asian="italic" style:font-size-complex="14pt"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/>
      </style:paragraph-properties>
      <style:text-properties style:font-name="Times New Roman" fo:font-size="14pt" fo:language="en" fo:country="US" fo:font-style="italic" fo:font-weight="bold" style:font-size-asian="14pt" style:font-style-asian="italic" style:font-weight-asian="bold" style:font-size-complex="14pt" style:font-style-complex="italic"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>
          <style:tab-stop style:position="2.501cm"/>
        </style:tab-stops>
      </style:paragraph-properties>
      <style:text-properties style:font-name="Times New Roman" fo:font-size="14pt" fo:language="en" fo:country="US" fo:font-style="italic" fo:font-weight="bold" style:font-size-asian="14pt" style:font-style-asian="italic" style:font-weight-asian="bold" style:font-size-complex="14pt" style:font-style-complex="italic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/>
      </style:paragraph-properties>
      <style:text-properties style:font-name="Times New Roman" fo:font-size="14pt" fo:language="en" fo:country="US" fo:font-style="italic" fo:font-weight="bold" style:font-size-asian="14pt" style:font-style-asian="italic" style:font-weight-asian="bold" style:font-size-complex="14pt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>
          <style:tab-stop style:position="2.501cm"/>
        </style:tab-stops>
      </style:paragraph-properties>
      <style:text-properties style:font-name="Times New Roman" fo:font-size="14pt" fo:language="en" fo:country="US" fo:font-weight="bold" style:font-size-asian="14pt" style:font-weight-asian="bold" style:font-size-complex="14pt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/>
      </style:paragraph-properties>
      <style:text-properties style:font-name="Times New Roman" fo:font-size="14pt" fo:language="en" fo:country="US" style:font-size-asian="14pt" style:font-size-complex="14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>
          <style:tab-stop style:position="2.501cm"/>
        </style:tab-stops>
      </style:paragraph-properties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/>
      </style:paragraph-properties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/>
      </style:paragraph-properties>
      <style:text-properties style:font-name="Times New Roman" fo:font-size="14pt" officeooo:paragraph-rsid="00122fe6" style:font-size-asian="14pt" style:font-size-complex="14pt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/>
      </style:paragraph-properties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>
          <style:tab-stop style:position="2.501cm"/>
        </style:tab-stops>
      </style:paragraph-properties>
      <style:text-properties style:font-name="Times New Roman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/>
      </style:paragraph-properties>
      <style:text-properties style:font-name="Times New Roman"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>
          <style:tab-stop style:position="2.501cm"/>
        </style:tab-stops>
      </style:paragraph-properties>
      <style:text-properties style:font-name="Times New Roman" fo:font-size="14pt" fo:language="ru" fo:country="RU" fo:font-style="normal" officeooo:rsid="000db3e4" officeooo:paragraph-rsid="000db3e4" style:font-size-asian="14pt" style:font-style-asian="normal" style:font-size-complex="14pt" style:font-style-complex="normal"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/>
      </style:paragraph-properties>
      <style:text-properties fo:hyphenate="false" fo:hyphenation-remain-char-count="2" fo:hyphenation-push-char-count="2"/>
    </style:style>
    <style:style style:name="P42" style:family="paragraph" style:parent-style-name="Абзац_20_списка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style:font-size-asian="14pt" style:font-size-complex="14pt"/>
    </style:style>
    <style:style style:name="P43" style:family="paragraph" style:parent-style-name="Абзац_20_списка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44" style:family="paragraph" style:parent-style-name="Абзац_20_списка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>
          <style:tab-stop style:position="0cm"/>
        </style:tab-stops>
      </style:paragraph-properties>
      <style:text-properties style:font-name="Times New Roman" fo:font-size="14pt" fo:font-weight="bold" style:font-size-asian="14pt" style:font-weight-asian="bold" style:font-size-complex="14pt" fo:hyphenate="false" fo:hyphenation-remain-char-count="2" fo:hyphenation-push-char-count="2"/>
    </style:style>
    <style:style style:name="P45" style:family="paragraph" style:parent-style-name="Абзац_20_списка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>
          <style:tab-stop style:position="0cm"/>
        </style:tab-stops>
      </style:paragraph-properties>
      <style:text-properties style:font-name="Times New Roman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P46" style:family="paragraph" style:parent-style-name="Абзац_20_списка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>
          <style:tab-stop style:position="0cm"/>
        </style:tab-stops>
      </style:paragraph-properties>
      <style:text-properties style:font-name="Times New Roman" fo:font-size="14pt" fo:font-style="italic" officeooo:paragraph-rsid="00074367" style:font-size-asian="14pt" style:font-style-asian="italic" style:font-size-complex="14pt" style:font-style-complex="italic" fo:hyphenate="false" fo:hyphenation-remain-char-count="2" fo:hyphenation-push-char-count="2"/>
    </style:style>
    <style:style style:name="P47" style:family="paragraph" style:parent-style-name="Абзац_20_списка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officeooo:paragraph-rsid="0007676b" style:font-size-asian="14pt" style:font-size-complex="14pt" fo:hyphenate="false" fo:hyphenation-remain-char-count="2" fo:hyphenation-push-char-count="2"/>
    </style:style>
    <style:style style:name="P48" style:family="paragraph" style:parent-style-name="Абзац_20_списка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49" style:family="paragraph" style:parent-style-name="Абзац_20_списка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50" style:family="paragraph" style:parent-style-name="Абзац_20_списка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51" style:family="paragraph" style:parent-style-name="Абзац_20_списка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2" style:family="paragraph" style:parent-style-name="Абзац_20_списка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3" style:family="paragraph" style:parent-style-name="Абзац_20_списка">
      <style:paragraph-properties fo:margin-left="1.27cm" fo:margin-right="0cm" fo:margin-top="0cm" fo:margin-bottom="0cm" loext:contextual-spacing="false" fo:line-height="120%" fo:text-align="justify" style:justify-single-word="false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P54" style:family="paragraph" style:parent-style-name="Абзац_20_списка">
      <style:paragraph-properties fo:margin-left="1.235cm" fo:margin-right="0cm" fo:margin-top="0cm" fo:margin-bottom="0cm" loext:contextual-spacing="false" fo:line-height="100%" fo:text-align="justify" style:justify-single-word="false" fo:orphans="0" fo:widows="0" fo:hyphenation-ladder-count="no-limit" fo:text-indent="0cm" style:auto-text-indent="false">
        <style:tab-stops>
          <style:tab-stop style:position="2.501cm"/>
        </style:tab-stops>
      </style:paragraph-properties>
      <style:text-properties style:font-name="Times New Roman" fo:font-size="14pt" fo:font-weight="bold" style:font-size-asian="14pt" style:font-weight-asian="bold" style:font-size-complex="14pt" fo:hyphenate="false" fo:hyphenation-remain-char-count="2" fo:hyphenation-push-char-count="2"/>
    </style:style>
    <style:style style:name="P55" style:family="paragraph" style:parent-style-name="Абзац_20_списка" style:list-style-name="L1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6" style:family="paragraph" style:parent-style-name="Абзац_20_списка" style:list-style-name="WW8Num27">
      <style:paragraph-properties fo:margin-top="0cm" fo:margin-bottom="0cm" loext:contextual-spacing="false" fo:line-height="100%" fo:text-align="justify" style:justify-single-word="false" fo:orphans="0" fo:widows="0" fo:hyphenation-ladder-count="no-limit">
        <style:tab-stops>
          <style:tab-stop style:position="1.251cm"/>
        </style:tab-stops>
      </style:paragraph-properties>
      <style:text-properties style:font-name="Times New Roman" fo:font-size="14pt" fo:font-weight="bold" style:font-size-asian="14pt" style:font-weight-asian="bold" style:font-size-complex="14pt" fo:hyphenate="false" fo:hyphenation-remain-char-count="2" fo:hyphenation-push-char-count="2"/>
    </style:style>
    <style:style style:name="P57" style:family="paragraph" style:parent-style-name="Абзац_20_списка" style:list-style-name="WW8Num7">
      <style:paragraph-properties fo:margin-top="0cm" fo:margin-bottom="0cm" loext:contextual-spacing="false" fo:line-height="100%" fo:text-align="justify" style:justify-single-word="false" fo:orphans="0" fo:widows="0" fo:hyphenation-ladder-count="no-limit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58" style:family="paragraph" style:parent-style-name="Абзац_20_списка" style:list-style-name="WW8Num7">
      <style:paragraph-properties fo:margin-top="0cm" fo:margin-bottom="0cm" loext:contextual-spacing="false" fo:line-height="100%" fo:text-align="justify" style:justify-single-word="false" fo:orphans="0" fo:widows="0" fo:hyphenation-ladder-count="no-limit">
        <style:tab-stops/>
      </style:paragraph-properties>
      <style:text-properties style:font-name="Times New Roman" fo:font-size="14pt" officeooo:paragraph-rsid="000603a9" style:font-size-asian="14pt" style:font-size-complex="14pt" fo:hyphenate="false" fo:hyphenation-remain-char-count="2" fo:hyphenation-push-char-count="2"/>
    </style:style>
    <style:style style:name="P59" style:family="paragraph" style:parent-style-name="Абзац_20_списка" style:list-style-name="WW8Num15">
      <style:paragraph-properties fo:margin-left="1.859cm" fo:margin-right="0cm" fo:margin-top="0cm" fo:margin-bottom="0cm" loext:contextual-spacing="false" fo:line-height="100%" fo:text-align="justify" style:justify-single-word="false" fo:text-indent="-0.63cm" style:auto-text-indent="false"/>
      <style:text-properties style:font-name="Times New Roman" fo:font-size="14pt" style:font-size-asian="14pt" style:font-size-complex="14pt"/>
    </style:style>
    <style:style style:name="P60" style:family="paragraph" style:parent-style-name="Абзац_20_списка" style:list-style-name="WW8Num6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1.235cm" style:auto-text-indent="false">
        <style:tab-stops>
          <style:tab-stop style:position="1.752cm"/>
        </style:tab-stops>
      </style:paragraph-properties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61" style:family="paragraph" style:parent-style-name="Абзац_20_списка" style:list-style-name="WW8Num31">
      <style:paragraph-properties fo:margin-left="1.852cm" fo:margin-right="0cm" fo:margin-top="0cm" fo:margin-bottom="0cm" loext:contextual-spacing="false" fo:line-height="100%" fo:text-align="justify" style:justify-single-word="false" fo:orphans="0" fo:widows="0" fo:hyphenation-ladder-count="no-limit" fo:text-indent="-0.635cm" style:auto-text-indent="false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62" style:family="paragraph" style:parent-style-name="Абзац_20_списка" style:list-style-name="WW8Num7">
      <style:paragraph-properties fo:margin-left="1.217cm" fo:margin-right="0cm" fo:margin-top="0cm" fo:margin-bottom="0cm" loext:contextual-spacing="false" fo:line-height="100%" fo:text-align="justify" style:justify-single-word="false" fo:orphans="0" fo:widows="0" fo:hyphenation-ladder-count="no-limit" fo:text-indent="0.026cm" style:auto-text-indent="false">
        <style:tab-stops/>
      </style:paragraph-properties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63" style:family="paragraph" style:parent-style-name="Абзац_20_списка" style:list-style-name="WW8Num19">
      <style:paragraph-properties fo:margin-left="2cm" fo:margin-right="0cm" fo:margin-top="0cm" fo:margin-bottom="0cm" loext:contextual-spacing="false" fo:line-height="100%" fo:text-align="justify" style:justify-single-word="false" fo:orphans="0" fo:widows="0" fo:hyphenation-ladder-count="no-limit" fo:text-indent="-0.766cm" style:auto-text-indent="false">
        <style:tab-stops>
          <style:tab-stop style:position="2.251cm"/>
        </style:tab-stops>
      </style:paragraph-properties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64" style:family="paragraph" style:parent-style-name="Абзац_20_списка" style:list-style-name="WW8Num19">
      <style:paragraph-properties fo:margin-left="2cm" fo:margin-right="0cm" fo:margin-top="0cm" fo:margin-bottom="0cm" loext:contextual-spacing="false" fo:line-height="100%" fo:text-align="justify" style:justify-single-word="false" fo:orphans="0" fo:widows="0" fo:hyphenation-ladder-count="no-limit" fo:text-indent="-0.766cm" style:auto-text-indent="false">
        <style:tab-stops>
          <style:tab-stop style:position="2.501cm"/>
        </style:tab-stops>
      </style:paragraph-properties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65" style:family="paragraph" style:parent-style-name="Standard" style:list-style-name="WW8Num15">
      <style:paragraph-properties fo:margin-left="1.859cm" fo:margin-right="0cm" fo:margin-top="0cm" fo:margin-bottom="0cm" loext:contextual-spacing="false" fo:line-height="100%" fo:text-align="justify" style:justify-single-word="false" fo:orphans="0" fo:widows="0" fo:hyphenation-ladder-count="no-limit" fo:text-indent="-0.63cm" style:auto-text-indent="false">
        <style:tab-stops>
          <style:tab-stop style:position="2cm"/>
        </style:tab-stops>
      </style:paragraph-properties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/>
      </style:paragraph-properties>
      <style:text-properties style:font-name="Times New Roman" fo:font-size="14pt" fo:language="ru" fo:country="RU" fo:font-style="normal" fo:font-weight="normal" officeooo:rsid="000cc3dc" officeooo:paragraph-rsid="000cc3dc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/>
      </style:paragraph-properties>
      <style:text-properties style:font-name="Times New Roman" fo:font-size="14pt" officeooo:paragraph-rsid="0015f40d" style:font-size-asian="14pt" style:font-size-complex="14pt" fo:hyphenate="false" fo:hyphenation-remain-char-count="2" fo:hyphenation-push-char-count="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4367" style:font-weight-asian="bold" style:font-weight-complex="bold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fo:font-weight="bold" style:font-style-asian="italic" style:font-weight-asian="bold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576ec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7676b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fc4e6" style:font-style-asian="italic" style:font-weight-asian="bold" style:font-style-complex="italic"/>
    </style:style>
    <style:style style:name="T10" style:family="text">
      <style:text-properties fo:font-style="italic" fo:font-weight="bold" officeooo:rsid="00074367" style:font-style-asian="italic" style:font-weight-asian="bold"/>
    </style:style>
    <style:style style:name="T11" style:family="text">
      <style:text-properties fo:font-style="italic" fo:font-weight="bold" officeooo:rsid="0007676b" style:font-style-asian="italic" style:font-weight-asian="bold" style:font-style-complex="normal" style:font-weight-complex="normal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cc3dc" style:font-style-asian="italic" style:font-style-complex="italic"/>
    </style:style>
    <style:style style:name="T15" style:family="text">
      <style:text-properties fo:font-style="italic" officeooo:rsid="000cc914" style:font-style-asian="italic" style:font-style-complex="italic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weight="bold" style:font-weight-asian="bold"/>
    </style:style>
    <style:style style:name="T18" style:family="text">
      <style:text-properties fo:language="en" fo:country="US" fo:font-style="italic" fo:font-weight="bold" style:font-style-asian="italic" style:font-weight-asian="bold"/>
    </style:style>
    <style:style style:name="T19" style:family="text">
      <style:text-properties fo:language="en" fo:country="US" fo:font-style="italic" fo:font-weight="bold" style:font-style-asian="italic" style:font-weight-asian="bold" style:font-style-complex="italic"/>
    </style:style>
    <style:style style:name="T20" style:family="text">
      <style:text-properties fo:language="en" fo:country="US" fo:font-style="italic" fo:font-weight="bold" officeooo:rsid="0007676b" style:font-style-asian="italic" style:font-weight-asian="bold" style:font-style-complex="normal" style:font-weight-complex="normal"/>
    </style:style>
    <style:style style:name="T21" style:family="text">
      <style:text-properties fo:language="en" fo:country="US" fo:font-style="italic" style:font-style-asian="italic"/>
    </style:style>
    <style:style style:name="T22" style:family="text">
      <style:text-properties fo:language="en" fo:country="US" fo:font-style="italic" style:font-style-asian="italic" style:font-style-complex="italic"/>
    </style:style>
    <style:style style:name="T23" style:family="text">
      <style:text-properties fo:color="#000000"/>
    </style:style>
    <style:style style:name="T24" style:family="text">
      <style:text-properties fo:color="#000000" fo:language="en" fo:country="US"/>
    </style:style>
    <style:style style:name="T25" style:family="text">
      <style:text-properties fo:color="#000000" fo:language="en" fo:country="US" fo:font-weight="bold" style:font-weight-asian="bold"/>
    </style:style>
    <style:style style:name="T26" style:family="text">
      <style:text-properties fo:color="#000000" fo:font-weight="bold" style:font-weight-asian="bold"/>
    </style:style>
    <style:style style:name="T27" style:family="text">
      <style:text-properties fo:color="#000000" fo:font-weight="bold" officeooo:rsid="000cc914" style:font-weight-asian="bold"/>
    </style:style>
    <style:style style:name="T28" style:family="text">
      <style:text-properties style:font-name="Times New Roman" fo:font-size="14pt" style:font-size-asian="14pt" style:font-size-complex="14pt"/>
    </style:style>
    <style:style style:name="T29" style:family="text">
      <style:text-properties officeooo:rsid="0003f0b0"/>
    </style:style>
    <style:style style:name="T30" style:family="text">
      <style:text-properties officeooo:rsid="000576ec"/>
    </style:style>
    <style:style style:name="T31" style:family="text">
      <style:text-properties officeooo:rsid="000603a9"/>
    </style:style>
    <style:style style:name="T32" style:family="text">
      <style:text-properties officeooo:rsid="00074367"/>
    </style:style>
    <style:style style:name="T33" style:family="text">
      <style:text-properties fo:font-style="normal" officeooo:rsid="00074367" style:font-style-asian="normal" style:font-style-complex="normal"/>
    </style:style>
    <style:style style:name="T34" style:family="text">
      <style:text-properties fo:font-style="normal" officeooo:rsid="0007676b" style:font-style-asian="normal" style:font-style-complex="normal"/>
    </style:style>
    <style:style style:name="T35" style:family="text">
      <style:text-properties fo:font-style="normal" fo:font-weight="normal" officeooo:rsid="00074367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07676b" style:font-style-asian="normal" style:font-weight-asian="normal" style:font-style-complex="normal" style:font-weight-complex="normal"/>
    </style:style>
    <style:style style:name="T37" style:family="text">
      <style:text-properties officeooo:rsid="000cc3dc"/>
    </style:style>
    <style:style style:name="T38" style:family="text">
      <style:text-properties fo:font-weight="normal" officeooo:rsid="000cc3dc" style:font-weight-asian="normal" style:font-weight-complex="normal"/>
    </style:style>
    <style:style style:name="T39" style:family="text">
      <style:text-properties officeooo:rsid="000cc914"/>
    </style:style>
    <style:style style:name="T40" style:family="text">
      <style:text-properties officeooo:rsid="000eb052"/>
    </style:style>
    <style:style style:name="T41" style:family="text">
      <style:text-properties officeooo:rsid="000fb46f"/>
    </style:style>
    <style:style style:name="T42" style:family="text">
      <style:text-properties officeooo:rsid="000fc4e6"/>
    </style:style>
    <style:style style:name="T43" style:family="text">
      <style:text-properties officeooo:rsid="0011bf70"/>
    </style:style>
    <style:style style:name="T44" style:family="text">
      <style:text-properties officeooo:rsid="0014030a"/>
    </style:style>
    <style:style style:name="T45" style:family="text">
      <style:text-properties officeooo:rsid="0014f59b"/>
    </style:style>
    <style:style style:name="T46" style:family="text">
      <style:text-properties officeooo:rsid="0015f40d"/>
    </style:style>
    <style:style style:name="fr1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Методическое указание к лабораторной работе №1</text:p>
      <text:p text:style-name="P3">по предмету: “Базы данных”</text:p>
      <text:p text:style-name="P9"><text:span text:style-name="T1">на тему: </text:span><text:span text:style-name="T6">“</text:span><text:span text:style-name="T4"> Описание структуры локальной базы данных в терминах конкретной СУБД</text:span><text:span text:style-name="T6"> ”</text:span></text:p>
      <text:p text:style-name="P49"><text:span text:style-name="T1">Специальность</text:span><text:span text:style-name="T17">:</text:span><text:span text:style-name="T1"> </text:span><text:span text:style-name="T6">“Программное обеспечение вычислительной техники и автоматизированных систем”</text:span></text:p>
      <text:p text:style-name="P51"/>
      <text:p text:style-name="P52">1. Содержание работы</text:p>
      <text:p text:style-name="P52"/>
      <text:p text:style-name="P42"><text:tab/>Для модели базы данных, разработанной в первой самостоятельной работе, используя программу SQLite3, дать описание системы соответствующих таблиц локальной базы данных.</text:p>
      <text:p text:style-name="P42">Ввести данные контрольного примера, обеспечивающие формирование не менее двух строк выходного документа из первой самостоятельной работы.</text:p>
      <text:p text:style-name="P42"/>
      <text:list xml:id="list8523366716562863864" text:style-name="L1">
        <text:list-header>
          <text:p text:style-name="P55">2. Содержание отчета</text:p>
        </text:list-header>
      </text:list>
      <text:p text:style-name="P42"/>
      <text:p text:style-name="P42"><text:tab/>Отчет должен отражать все элементы описания каждой таблицы, использованные при определении структуры БД:</text:p>
      <text:list xml:id="list4262538576396492205" text:style-name="WW8Num15">
        <text:list-item>
          <text:p text:style-name="P59">Макеты линейных списков, полученных в практической работе № 1;</text:p>
        </text:list-item>
        <text:list-item>
          <text:p text:style-name="P59">Текст SQL-скрипта по формированию базы данных;</text:p>
        </text:list-item>
        <text:list-item>
          <text:p text:style-name="P65">Текст SQL-скрипта по заполнению базы данных данными;</text:p>
        </text:list-item>
        <text:list-item>
          <text:p text:style-name="P65">Список таблиц, полученный средствами SQLite3;</text:p>
        </text:list-item>
        <text:list-item>
          <text:p text:style-name="P65">Информация о структуре таблиц, полученная средствами SQLite3;</text:p>
        </text:list-item>
        <text:list-item>
          <text:p text:style-name="P65">Содержимое таблиц, полученное операторами SQL.</text:p>
        </text:list-item>
      </text:list>
      <text:p text:style-name="P23"/>
      <text:p text:style-name="P53">3. Методический материал для выполнения лабораторной работы</text:p>
      <text:p text:style-name="P53"/>
      <text:p text:style-name="P50"><text:tab/>В качестве инструментария используется СУБД SQLite3. Выбор этой СУБД обусловлен следующими преимуществами:</text:p>
      <text:list xml:id="list4191569092666026192" text:style-name="WW8Num6">
        <text:list-item>
          <text:p text:style-name="P60">Лёгкость установки — для начала работы достаточно распаковать архив с программой и прописать в переменную PATH путь к файлу sqlite3 в папке bin, вложенной в папку, куда была произведена установка;</text:p>
        </text:list-item>
        <text:list-item>
          <text:p text:style-name="P60">Программа распространяется по лицензии GPL 3. Это позволяет использовать её для любых нужд, в том числе для разработки новой СУБД;</text:p>
        </text:list-item>
        <text:list-item>
          <text:p text:style-name="P60">Простота использования;</text:p>
        </text:list-item>
        <text:list-item>
          <text:p text:style-name="P60">Надёжность.</text:p>
        </text:list-item>
      </text:list>
      <text:p text:style-name="P50"/>
      <text:p text:style-name="P24"><text:tab/>Создание БД</text:p>
      <text:p text:style-name="P43"><text:tab/>SQLite3 <text:s/>позволяет выполнить все действия по созданию базы данных и манипулированию с нею:</text:p>
      <text:list xml:id="list5995511860900733514" text:style-name="WW8Num31">
        <text:list-item>
          <text:p text:style-name="P61">создание таблиц<text:span text:style-name="T16">;</text:span></text:p>
        </text:list-item>
        <text:list-item>
          <text:p text:style-name="P61">изменение структуры таблиц<text:span text:style-name="T16">;</text:span></text:p>
        </text:list-item>
        <text:list-item>
          <text:p text:style-name="P61"><text:soft-page-break/>получение информации о базе данных;</text:p>
        </text:list-item>
        <text:list-item>
          <text:p text:style-name="P61">манипулирование с информацией, хранящейся в базе данных.</text:p>
        </text:list-item>
      </text:list>
      <text:p text:style-name="P43"><text:tab/>Процесс создания новой <text:span text:style-name="T29">базы данных</text:span> начинается с запуска <text:span text:style-name="T16">SQLite</text:span>3. В дальнейшем будет использована <text:span text:style-name="T16">Unix</text:span>-версия программы. Запуск производится вызовом в консоли команды:</text:p>
      <text:p text:style-name="P44"/>
      <text:p text:style-name="P43"><text:span text:style-name="T4"><text:tab/>sqlite3 &lt;имя базы данных&gt;.</text:span><text:span text:style-name="T18">db</text:span></text:p>
      <text:p text:style-name="P43"/>
      <text:p text:style-name="P47"><text:tab/>Если база данных с таким именем в текущей папке существует, то производится редактирование существующей базы. Если нет – после создания хотя бы одной таблицы и корректного выхода из программы в текущей папке появляется файл с указанным именем. <text:span text:style-name="T32">Примечание: запись </text:span><text:span text:style-name="T10">&lt;имя базы данных&gt;.db</text:span><text:span text:style-name="T35"> </text:span><text:span text:style-name="T36">использует метасимволы </text:span><text:span text:style-name="T8">&lt;</text:span><text:span text:style-name="T36"> и </text:span><text:span text:style-name="T8">&gt;</text:span><text:span text:style-name="T36"> , означающие, что здесь должно быть указано конкретное имя. Сами символы не печатаются! Пример: “</text:span><text:span text:style-name="T11">sqlite3 test.</text:span><text:span text:style-name="T20">db</text:span><text:span text:style-name="T36">”</text:span></text:p>
      <text:p text:style-name="P43"><text:tab/><text:span text:style-name="T30">Если аргумент при вызове </text:span><text:span text:style-name="T7">sqlite3</text:span><text:span text:style-name="T30"> пропущен, то происходит редактирование базы данных в оперативной памяти. Это означает, что после выхода из программы, все созданные объекты будут уничтожены. Это режим удобно использовать при создании новой базы данных, когда велика вероятность ошибок.</text:span></text:p>
      <text:p text:style-name="P43"><text:tab/>После вызова программы запускается интерпретатор SQLite:</text:p>
      <text:p text:style-name="P43"/>
      <text:p text:style-name="P25"><text:tab/>SQLite version 3.6.14</text:p>
      <text:p text:style-name="P25"><text:tab/>Enter ".help" for instructions</text:p>
      <text:p text:style-name="P25"><text:tab/>Enter SQL statements terminated with a ";"</text:p>
      <text:p text:style-name="P45"><text:tab/><text:span text:style-name="T2">sqlite&gt;</text:span></text:p>
      <text:p text:style-name="P45"/>
      <text:p text:style-name="P46"><text:tab/><text:span text:style-name="T33">Последняя строчка называется строкой приглашения: она присутствует всегда, когда sqlite3 готов к выполнению пользовательских команд. Сам текст “</text:span><text:span text:style-name="T3">sqlite&gt;</text:span><text:span text:style-name="T33">” набирать не нужно! После </text:span><text:span text:style-name="T34">с</text:span><text:span text:style-name="T33">троки приглашения набирается необходимая команда и нажимается клавиша “Enter”.</text:span></text:p>
      <text:p text:style-name="P43"><text:tab/>В интерпретаторе доступны следующие команды (точка в начале комманды обязательна):</text:p>
      <text:list xml:id="list8100748764061214678" text:style-name="WW8Num7">
        <text:list-item>
          <text:p text:style-name="P57">.help — получение списка доступных команд;</text:p>
        </text:list-item>
        <text:list-item>
          <text:p text:style-name="P57">.quit (.exit) — выход из интерпретатора;</text:p>
        </text:list-item>
        <text:list-item>
          <text:p text:style-name="P57">tables <text:s/>- список таблиц базы данных;</text:p>
        </text:list-item>
        <text:list-item>
          <text:p text:style-name="P62">.schema &lt;имя таблицы&gt; - получение информации о таблице с заданным именем;</text:p>
        </text:list-item>
        <text:list-item>
          <text:p text:style-name="P62">.read &lt;имя файла&gt; - выполнение последовательности SQL-запросов, сохранённых в файле при помощи любого текстового редактора. Если имя файла задано без пути, то поиск идёт в текущей папке;</text:p>
        </text:list-item>
        <text:list-item>
          <text:p text:style-name="P62">.<text:span text:style-name="T31">open &lt;имя БД&gt; - открытие существующей БД. (начиная с версии 3.8.5);</text:span></text:p>
        </text:list-item>
        <text:list-item>
          <text:p text:style-name="P58">.<text:span text:style-name="T31">save &lt;имя БД&gt; - сохранение существующей БД. (начиная с версии 3.8.5).</text:span></text:p>
        </text:list-item>
      </text:list>
      <text:p text:style-name="P5"><text:soft-page-break/></text:p>
      <text:p text:style-name="P34"><text:tab/>В интерпретаторе можно использовать SQL-операторы. В конце каждого оператора должен присутствовать символ “;”! В качестве примера рассмотри<text:span text:style-name="T44">м</text:span> создание в SQLite3 следующей базы данных:</text:p>
      <text:p text:style-name="P34"/>
      <text:p text:style-name="P6"><text:tab/>1. Кафедра 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table:number-columns-spanned="2" office:value-type="string">
            <text:p text:style-name="P14">Kafedra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4">Название</text:p>
          </table:table-cell>
          <table:table-cell table:style-name="Таблица2.A1" office:value-type="string">
            <text:p text:style-name="P14">Код кафедры</text:p>
          </table:table-cell>
        </table:table-row>
        <table:table-row table:style-name="Таблица2.3">
          <table:table-cell table:style-name="Таблица2.A3" office:value-type="string">
            <text:p text:style-name="P16">kaf_name</text:p>
          </table:table-cell>
          <table:table-cell table:style-name="Таблица2.B3" office:value-type="string">
            <text:p text:style-name="P10"><text:span text:style-name="T24">cod_kaf</text:span><text:span text:style-name="T23"> </text:span><text:span text:style-name="T24">*</text:span></text:p>
          </table:table-cell>
        </table:table-row>
        <table:table-row table:style-name="Таблица2.1">
          <table:table-cell table:style-name="Таблица2.A4" office:value-type="string">
            <text:p text:style-name="P16">A100</text:p>
          </table:table-cell>
          <table:table-cell table:style-name="Таблица2.B4" office:value-type="string">
            <text:p text:style-name="P16">I</text:p>
          </table:table-cell>
        </table:table-row>
      </table:table>
      <text:p text:style-name="P7"><text:tab/></text:p>
      <text:p text:style-name="P6"><text:tab/>2. Сфера деятельности <text:s text:c="9"/></text:p>
      <table:table table:name="Таблица22" table:style-name="Таблица22">
        <table:table-column table:style-name="Таблица22.A" table:number-columns-repeated="2"/>
        <table:table-column table:style-name="Таблица22.C"/>
        <table:table-row>
          <table:table-cell table:style-name="Таблица22.A1" table:number-columns-spanned="3" office:value-type="string">
            <text:p text:style-name="P14">С<text:span text:style-name="T16">fera_Deyatelnosti</text:span></text:p>
          </table:table-cell>
          <table:covered-table-cell/>
          <table:covered-table-cell/>
        </table:table-row>
        <table:table-row>
          <table:table-cell table:style-name="Таблица22.A2" office:value-type="string">
            <text:p text:style-name="P14">Код СД</text:p>
            <text:p text:style-name="P14"/>
          </table:table-cell>
          <table:table-cell table:style-name="Таблица22.A2" office:value-type="string">
            <text:p text:style-name="P10"><text:span text:style-name="T26">Название</text:span><text:span text:style-name="T25"> </text:span><text:span text:style-name="T26">СД</text:span></text:p>
          </table:table-cell>
          <table:table-cell table:style-name="Таблица22.C2" office:value-type="string">
            <text:p text:style-name="P14">Код измерения</text:p>
          </table:table-cell>
        </table:table-row>
        <table:table-row>
          <table:table-cell table:style-name="Таблица22.A2" office:value-type="string">
            <text:p text:style-name="P16">cod_CD*</text:p>
          </table:table-cell>
          <table:table-cell table:style-name="Таблица22.A2" office:value-type="string">
            <text:p text:style-name="P16">CD_name</text:p>
          </table:table-cell>
          <table:table-cell table:style-name="Таблица22.C2" office:value-type="string">
            <text:p text:style-name="P16">cod_izm</text:p>
          </table:table-cell>
        </table:table-row>
        <table:table-row>
          <table:table-cell table:style-name="Таблица22.A2" office:value-type="string">
            <text:p text:style-name="P16">I</text:p>
          </table:table-cell>
          <table:table-cell table:style-name="Таблица22.A2" office:value-type="string">
            <text:p text:style-name="P16">A50</text:p>
          </table:table-cell>
          <table:table-cell table:style-name="Таблица22.C2" office:value-type="string">
            <text:p text:style-name="P10"><text:span text:style-name="T24">I</text:span><text:span text:style-name="T23"> </text:span></text:p>
          </table:table-cell>
        </table:table-row>
      </table:table>
      <text:p text:style-name="P12"><text:span text:style-name="T17"><text:tab/>3. </text:span><text:span text:style-name="T1">Преподаватель</text:span></text:p>
      <text:p text:style-name="P1"><draw:frame draw:style-name="fr1" draw:name="Врезка3" text:anchor-type="paragraph" svg:x="-0.039cm" svg:y="0.002cm" svg:width="5.271cm" draw:z-index="0"><draw:text-box fo:min-height="0.37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table:number-columns-spanned="2" office:value-type="string"><text:p text:style-name="P20">Prepodavatel</text:p></table:table-cell><table:covered-table-cell/></table:table-row><table:table-row table:style-name="Таблица3.1"><table:table-cell table:style-name="Таблица3.A2" office:value-type="string"><text:p text:style-name="P22"><text:span text:style-name="T25"> </text:span><text:span text:style-name="T26">ФИО</text:span></text:p></table:table-cell><table:table-cell table:style-name="Таблица3.A1" office:value-type="string"><text:p text:style-name="P22"><text:span text:style-name="T26">Код</text:span><text:span text:style-name="T25"> </text:span><text:span text:style-name="T26">преподавателя</text:span></text:p></table:table-cell></table:table-row><table:table-row table:style-name="Таблица3.1"><table:table-cell table:style-name="Таблица3.A3" office:value-type="string"><text:p text:style-name="P21"> FIO</text:p></table:table-cell><table:table-cell table:style-name="Таблица3.B3" office:value-type="string"><text:p text:style-name="P21">cod_prep*</text:p></table:table-cell></table:table-row><table:table-row table:style-name="Таблица3.1"><table:table-cell table:style-name="Таблица3.A4" office:value-type="string"><text:p text:style-name="P21">A50</text:p></table:table-cell><table:table-cell table:style-name="Таблица3.B4" office:value-type="string"><text:p text:style-name="P21">I </text:p></table:table-cell></table:table-row></table:table></draw:text-box></draw:frame></text:p>
      <text:p text:style-name="P12"><text:span text:style-name="T17"><text:tab/>4. </text:span><text:span text:style-name="T1">Показатель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table:number-columns-spanned="3" office:value-type="string">
            <text:p text:style-name="P17">Pokazatel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10"><text:span text:style-name="T25"> </text:span><text:span text:style-name="T26">Название</text:span></text:p>
          </table:table-cell>
          <table:table-cell table:style-name="Таблица4.A2" office:value-type="string">
            <text:p text:style-name="P10"><text:span text:style-name="T26">Код</text:span><text:span text:style-name="T25"> </text:span><text:span text:style-name="T26">показателя</text:span></text:p>
          </table:table-cell>
          <table:table-cell table:style-name="Таблица4.A1" office:value-type="string">
            <text:p text:style-name="P10"><text:span text:style-name="T26">Код</text:span><text:span text:style-name="T25"> </text:span><text:span text:style-name="T26">СД</text:span></text:p>
          </table:table-cell>
        </table:table-row>
        <table:table-row table:style-name="Таблица4.1">
          <table:table-cell table:style-name="Таблица4.A3" office:value-type="string">
            <text:p text:style-name="P16"> pokaz_name</text:p>
          </table:table-cell>
          <table:table-cell table:style-name="Таблица4.A3" office:value-type="string">
            <text:p text:style-name="P16">cod_pokaz*</text:p>
          </table:table-cell>
          <table:table-cell table:style-name="Таблица4.C3" office:value-type="string">
            <text:p text:style-name="P16">cod_CD</text:p>
          </table:table-cell>
        </table:table-row>
        <table:table-row table:style-name="Таблица4.1">
          <table:table-cell table:style-name="Таблица4.A4" office:value-type="string">
            <text:p text:style-name="P16">A50</text:p>
          </table:table-cell>
          <table:table-cell table:style-name="Таблица4.A4" office:value-type="string">
            <text:p text:style-name="P10"><text:span text:style-name="T24">I</text:span><text:span text:style-name="T23"> </text:span></text:p>
          </table:table-cell>
          <table:table-cell table:style-name="Таблица4.C4" office:value-type="string">
            <text:p text:style-name="P10"><text:span text:style-name="T24">I</text:span><text:span text:style-name="T23"> </text:span></text:p>
          </table:table-cell>
        </table:table-row>
      </table:table>
      <text:p text:style-name="P2"/>
      <text:p text:style-name="P2"><text:tab/>5. Единицы измерения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table:number-columns-spanned="3" office:value-type="string">
            <text:p text:style-name="P10"><text:span text:style-name="T26"> </text:span><text:span text:style-name="T25">Ed</text:span><text:span text:style-name="T26">. </text:span><text:span text:style-name="T25">Izm</text:span><text:span text:style-name="T26">.</text:span></text:p>
          </table:table-cell>
          <table:covered-table-cell/>
          <table:covered-table-cell/>
        </table:table-row>
        <table:table-row table:style-name="Таблица5.1">
          <table:table-cell table:style-name="Таблица5.A2" office:value-type="string">
            <text:p text:style-name="P14"> Название</text:p>
          </table:table-cell>
          <table:table-cell table:style-name="Таблица5.A2" office:value-type="string">
            <text:p text:style-name="P14"> Код ед. изм.</text:p>
          </table:table-cell>
          <table:table-cell table:style-name="Таблица5.A1" office:value-type="string">
            <text:p text:style-name="P14">Эквивалент в часах </text:p>
          </table:table-cell>
        </table:table-row>
        <table:table-row table:style-name="Таблица5.1">
          <table:table-cell table:style-name="Таблица5.A3" office:value-type="string">
            <text:p text:style-name="P18"> izm_name</text:p>
          </table:table-cell>
          <table:table-cell table:style-name="Таблица5.A3" office:value-type="string">
            <text:p text:style-name="P18">cod_izm* </text:p>
          </table:table-cell>
          <table:table-cell table:style-name="Таблица5.C3" office:value-type="string">
            <text:p text:style-name="P18">izm_hours</text:p>
          </table:table-cell>
        </table:table-row>
        <table:table-row table:style-name="Таблица5.1">
          <table:table-cell table:style-name="Таблица5.A4" office:value-type="string">
            <text:p text:style-name="P18"> А50</text:p>
          </table:table-cell>
          <table:table-cell table:style-name="Таблица5.A4" office:value-type="string">
            <text:p text:style-name="P10"><text:span text:style-name="T23"> </text:span><text:span text:style-name="T24">I</text:span></text:p>
          </table:table-cell>
          <table:table-cell table:style-name="Таблица5.C4" office:value-type="string">
            <text:p text:style-name="P10"><text:span text:style-name="T24">I</text:span><text:span text:style-name="T23"> </text:span></text:p>
          </table:table-cell>
        </table:table-row>
      </table:table>
      <text:p text:style-name="P13"/>
      <text:p text:style-name="P4"><text:tab/>6.Работа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row table:style-name="Таблица6.1">
          <table:table-cell table:style-name="Таблица6.A1" table:number-columns-spanned="7" office:value-type="string">
            <text:p text:style-name="P17">Rabo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2" office:value-type="string">
            <text:p text:style-name="P14">Назван<text:soft-page-break/>ие</text:p>
          </table:table-cell>
          <table:table-cell table:style-name="Таблица6.A2" office:value-type="string">
            <text:p text:style-name="P14">Объём <text:soft-page-break/>работы</text:p>
          </table:table-cell>
          <table:table-cell table:style-name="Таблица6.A2" office:value-type="string">
            <text:p text:style-name="P14">Код <text:soft-page-break/>показателя</text:p>
          </table:table-cell>
          <table:table-cell table:style-name="Таблица6.A2" office:value-type="string">
            <text:p text:style-name="P14">Код <text:soft-page-break/>кафедры</text:p>
          </table:table-cell>
          <table:table-cell table:style-name="Таблица6.A2" office:value-type="string">
            <text:p text:style-name="P14">Год</text:p>
          </table:table-cell>
          <table:table-cell table:style-name="Таблица6.A2" office:value-type="string">
            <text:p text:style-name="P14">Код <text:soft-page-break/>преподавателя</text:p>
          </table:table-cell>
          <table:table-cell table:style-name="Таблица6.A1" office:value-type="string">
            <text:p text:style-name="P14">Код <text:soft-page-break/>работы</text:p>
          </table:table-cell>
        </table:table-row>
        <table:table-row table:style-name="Таблица6.1">
          <table:table-cell table:style-name="Таблица6.A3" office:value-type="string">
            <text:p text:style-name="P18">rab_name</text:p>
          </table:table-cell>
          <table:table-cell table:style-name="Таблица6.A3" office:value-type="string">
            <text:p text:style-name="P18">rab_V</text:p>
          </table:table-cell>
          <table:table-cell table:style-name="Таблица6.A3" office:value-type="string">
            <text:p text:style-name="P16">cod_pokaz</text:p>
          </table:table-cell>
          <table:table-cell table:style-name="Таблица6.A3" office:value-type="string">
            <text:p text:style-name="P16">cod_kaf</text:p>
          </table:table-cell>
          <table:table-cell table:style-name="Таблица6.A3" office:value-type="string">
            <text:p text:style-name="P10"><text:span text:style-name="T23">_</text:span><text:span text:style-name="T24">Year</text:span></text:p>
          </table:table-cell>
          <table:table-cell table:style-name="Таблица6.A3" office:value-type="string">
            <text:p text:style-name="P16">cod_prep</text:p>
          </table:table-cell>
          <table:table-cell table:style-name="Таблица6.G3" office:value-type="string">
            <text:p text:style-name="P18">cod_rab*</text:p>
          </table:table-cell>
        </table:table-row>
        <table:table-row table:style-name="Таблица6.1">
          <table:table-cell table:style-name="Таблица6.A4" office:value-type="string">
            <text:p text:style-name="P18">А300</text:p>
          </table:table-cell>
          <table:table-cell table:style-name="Таблица6.A4" office:value-type="string">
            <text:p text:style-name="P16">I</text:p>
          </table:table-cell>
          <table:table-cell table:style-name="Таблица6.A4" office:value-type="string">
            <text:p text:style-name="P16">I</text:p>
          </table:table-cell>
          <table:table-cell table:style-name="Таблица6.A4" office:value-type="string">
            <text:p text:style-name="P16">I</text:p>
          </table:table-cell>
          <table:table-cell table:style-name="Таблица6.A4" office:value-type="string">
            <text:p text:style-name="P16">I</text:p>
          </table:table-cell>
          <table:table-cell table:style-name="Таблица6.A4" office:value-type="string">
            <text:p text:style-name="P16">I</text:p>
          </table:table-cell>
          <table:table-cell table:style-name="Таблица6.G4" office:value-type="string">
            <text:p text:style-name="P16">I</text:p>
          </table:table-cell>
        </table:table-row>
      </table:table>
      <text:p text:style-name="P32"/>
      <text:p text:style-name="P35"><text:tab/>В текущей папке создаётся <text:span text:style-name="T45">текстовый </text:span>файл <text:span text:style-name="T13">CrScript</text:span> следующего содержания:</text:p>
      <text:p text:style-name="P34"/>
      <text:p text:style-name="P26"><text:tab/>create table Kafedra(kaf_name varchar(100),cod_kaf integer primary key);</text:p>
      <text:p text:style-name="P34"><text:span text:style-name="T21">create table </text:span><text:span text:style-name="T12">С</text:span><text:span text:style-name="T21">feraDeyat(CD_name varchar(50),cod_CD integer primary key,cod_izm integer);</text:span></text:p>
      <text:p text:style-name="P26"><text:tab/>create table Prepodavatel(FIO varchar(50),cod_prep integer primary key);</text:p>
      <text:p text:style-name="P26"><text:tab/>create table Pokazatel(pokaz_name varchar(50),cod_pokaz integer primary key,cod_CD integer);</text:p>
      <text:p text:style-name="P26"><text:tab/>create table Rabota(rab_name varchar(300),rab_V integer,cod_pokaz integer,cod_kaf integer,_Year integer,cod_prep integer,cod_rab integer primary key);</text:p>
      <text:p text:style-name="P26"><text:tab/>create table Ed_izm(izm_name varchar(50),cod_izm integer primary key,izm_hours integer);</text:p>
      <text:p text:style-name="P26"/>
      <text:p text:style-name="P39"><text:tab/><text:span text:style-name="T37">Примечание:</text:span><text:span text:style-name="T38"> В используемом в работе примере отсутствует случай сложного ключа в таблице. Поэтому ниже приведен пример, как создаётся таблица со сложным ключом. Пусть есть таблица “</text:span><text:span text:style-name="T14">Норма</text:span><text:span text:style-name="T38"> (</text:span><text:span text:style-name="T14">Norm</text:span><text:span text:style-name="T15">a</text:span><text:span text:style-name="T38">)”:</text:span></text:p>
      <text:p text:style-name="P8"/>
      <text:p text:style-name="P8"><text:span text:style-name="T37">7</text:span>. <text:span text:style-name="T37">Норма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1"><text:span text:style-name="T26"> </text:span><text:span text:style-name="T27">Norma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22"><text:span text:style-name="T26">Код</text:span><text:span text:style-name="T25"> </text:span><text:span text:style-name="T26">преподавателя</text:span></text:p>
          </table:table-cell>
          <table:table-cell table:style-name="Таблица1.A2" office:value-type="string">
            <text:p text:style-name="P10"><text:span text:style-name="T26">Код</text:span><text:span text:style-name="T25"> </text:span><text:span text:style-name="T26">показателя</text:span></text:p>
          </table:table-cell>
          <table:table-cell table:style-name="Таблица1.A1" office:value-type="string">
            <text:p text:style-name="P15"><text:span text:style-name="T39">Норма</text:span> в часах </text:p>
          </table:table-cell>
        </table:table-row>
        <table:table-row table:style-name="Таблица1.1">
          <table:table-cell table:style-name="Таблица1.A3" office:value-type="string">
            <text:p text:style-name="P21">cod_prep*</text:p>
          </table:table-cell>
          <table:table-cell table:style-name="Таблица1.A3" office:value-type="string">
            <text:p text:style-name="P16">cod_pokaz*</text:p>
          </table:table-cell>
          <table:table-cell table:style-name="Таблица1.C3" office:value-type="string">
            <text:p text:style-name="P19"><text:span text:style-name="T39">Norm</text:span>_hours</text:p>
          </table:table-cell>
        </table:table-row>
        <table:table-row table:style-name="Таблица1.1">
          <table:table-cell table:style-name="Таблица1.A4" office:value-type="string">
            <text:p text:style-name="P21">I </text:p>
          </table:table-cell>
          <table:table-cell table:style-name="Таблица1.A4" office:value-type="string">
            <text:p text:style-name="P10"><text:span text:style-name="T24">I</text:span><text:span text:style-name="T23"> </text:span></text:p>
          </table:table-cell>
          <table:table-cell table:style-name="Таблица1.C4" office:value-type="string">
            <text:p text:style-name="P11"><text:span text:style-name="T24">I</text:span><text:span text:style-name="T23"> </text:span></text:p>
          </table:table-cell>
        </table:table-row>
      </table:table>
      <text:p text:style-name="P66"/>
      <text:p text:style-name="P40">Тогда оператор по созданию данной таблиц<text:span text:style-name="T43">ы</text:span> будет имет<text:span text:style-name="T41">ь</text:span> вид:</text:p>
      <text:p text:style-name="P28">create table Norma(<text:span text:style-name="T23">cod_prep</text:span> integer, cod_pokaz integer, primary key<text:span text:style-name="T40">(</text:span><text:span text:style-name="T23">cod_prep, cod_pokaz </text:span><text:span text:style-name="T40">)</text:span>);</text:p>
      <text:p text:style-name="P27"/>
      <text:p text:style-name="P36"><text:tab/>Для создания базы данных <text:span text:style-name="T42">на основе сценария (</text:span><text:span text:style-name="T9">CrScript</text:span><text:span text:style-name="T42">) SQL‑команд </text:span>в интерпретаторе SQLite3 достаточно выполнить команду:</text:p>
      <text:p text:style-name="P34"/>
      <text:p text:style-name="P37"><text:tab/>sqlite&gt; .read CrScript</text:p>
      <text:p text:style-name="P38"/>
      <text:p text:style-name="P35"><text:tab/>Посмотреть список созданных таблиц можно вызовом команды:</text:p>
      <text:p text:style-name="P34"/>
      <text:p text:style-name="P29"><text:tab/>sqlite&gt; .tables</text:p>
      <text:p text:style-name="P35"><text:soft-page-break/><text:span text:style-name="T21"><text:tab/>Kafedra <text:s/></text:span><text:span text:style-name="T12">С</text:span><text:span text:style-name="T21">feraDeyat <text:s text:c="2"/>Prepodavatel <text:s/>Pokazatel <text:s/>Rabota <text:s/>Ed_izm</text:span></text:p>
      <text:p text:style-name="P33"/>
      <text:p text:style-name="P35"><text:tab/><text:span text:style-name="T32">В случае отсутствия ошибок</text:span> структуру созданных таблиц можно <text:span text:style-name="T32">посмотреть, </text:span>вызвав следующие команды:</text:p>
      <text:p text:style-name="P35"/>
      <text:p text:style-name="P35"><text:span text:style-name="T5"><text:tab/>sqlite&gt; .schema &lt;</text:span><text:span text:style-name="T4">Название таблицы&gt;</text:span></text:p>
      <text:p text:style-name="P34"/>
      <text:p text:style-name="P35"><text:tab/>Добавить данные в таблицу можно <text:span text:style-name="T32">путём </text:span>выполнени<text:span text:style-name="T32">я</text:span> скрипта, сохранённого в файле <text:span text:style-name="T22">InpScript </text:span>:</text:p>
      <text:p text:style-name="P35"/>
      <text:p text:style-name="P26"><text:tab/>insert into Kafedra values('Programnoe obespechenie vichislitelnou tehniki i avtomatizirovannih sistem',101);</text:p>
      <text:p text:style-name="P26"/>
      <text:p text:style-name="P35"><text:span text:style-name="T21"><text:tab/>insert into </text:span><text:span text:style-name="T12">С</text:span><text:span text:style-name="T21">feraDeyat values('Vospitatelnaya rabota',201,601);</text:span></text:p>
      <text:p text:style-name="P35"><text:span text:style-name="T21"><text:tab/>insert into </text:span><text:span text:style-name="T12">С</text:span><text:span text:style-name="T21">feraDeyat values('Naychno-issledovatelskaya rabota',202,602);</text:span></text:p>
      <text:p text:style-name="P26"><text:tab/>insert into Prepodavatel values('Jukova T. V.',301);</text:p>
      <text:p text:style-name="P26"><text:tab/>insert into Prepodavatel values('Potapov I. I.',302);</text:p>
      <text:p text:style-name="P26"><text:tab/>insert into Prepodavatel values('Sarinkov A. A.',303);</text:p>
      <text:p text:style-name="P26"><text:tab/>insert into Prepodavatel values('Bahrushin A. P.',304);</text:p>
      <text:p text:style-name="P26"><text:tab/>insert into Prepodavatel values('Bulgakov V. K.',305);</text:p>
      <text:p text:style-name="P26"><text:tab/>insert into Prepodavatel values('Zelentcov A. V.',306);</text:p>
      <text:p text:style-name="P26"><text:tab/>insert into Prepodavatel values('Karpov A. I.',307);</text:p>
      <text:p text:style-name="P26"><text:tab/>insert into Prepodavatel values('Kuznetcov S. V.',308);</text:p>
      <text:p text:style-name="P26"><text:tab/>insert into Prepodavatel values('Solov`ev S. V.',309);</text:p>
      <text:p text:style-name="P26"><text:tab/>insert into Pokazatel values('Rukovodstvo nauchnoi rabotoi studentov',401,201);</text:p>
      <text:p text:style-name="P26"><text:tab/>insert into Pokazatel values('Izdanie statei dlya tehnicheskix i estestvennih nauk',402,202);</text:p>
      <text:p text:style-name="P26"><text:tab/>insert into Rabota values('',1,401,101,1999,301,501);</text:p>
      <text:p text:style-name="P26"><text:tab/>insert into Rabota values('',8,401,101,1999,302,502);</text:p>
      <text:p text:style-name="P26"><text:tab/>insert into Rabota values('Proektirovanie avtomatizirovannih informatcionnih sistem',6,401,101,1999,303,503);</text:p>
      <text:p text:style-name="P26"><text:tab/>insert into Rabota values('Experimentalnoe issledovanie svoistv preobrazovaniya Furie',0.25,402,101,1999,304,504);</text:p>
      <text:p text:style-name="P26"><text:tab/>insert into Rabota values('Razrabotka mnogosloinoi neironnoy seti llya raspoznaniya proizvolno orientirovannih obektov',0.4,402,101,1999,304,505);</text:p>
      <text:p text:style-name="P26"><text:tab/>insert into Rabota values('Rezultati modelirovaniya magnitnoy gidridinamiki yadra Zemli',0.4,402,101,1999,305,506);</text:p>
      <text:p text:style-name="P26"><text:tab/>insert into Rabota values('Matematicheskaya model i metodika racheta rasprostraneniya lesnih pojarov',0.5,402,101,1999,305,507);</text:p>
      <text:p text:style-name="P26"><text:tab/>insert into Rabota values('Analiz evolutcii NDS pri himicheskom formatirovanii RDTT s ispolzovaniem predvaritelnogo razogreva korpusa',0.5,402,101,1999,305,508);</text:p>
      <text:p text:style-name="P26"><text:tab/>insert into Rabota values('Estestvennaya konvektciya v kontcentricheskih sferah',0.9,402,101,1999,305,509);</text:p>
      <text:p text:style-name="P26"><text:soft-page-break/><text:tab/>insert into Rabota values('Avtomatizatciya obrabotki dannih v upravlenii uchebnim protcessomkafedri',0.4,402,101,1999,306,510);</text:p>
      <text:p text:style-name="P26"><text:tab/>insert into Rabota values('Matematicheskaya model i metodika rasch`ta rasprostraneniya <text:s/>lechih pojarov',0.5,402,101,1999,307,511);</text:p>
      <text:p text:style-name="P26"><text:tab/>insert into Rabota values('Rezultat modelirivanya magnitnou gidrodinamiki yadra Zemli',0.4,402,101,1999,308,512);</text:p>
      <text:p text:style-name="P26"><text:tab/>insert into Rabota values('Analiz evolutcii NDS pri himicheskom formatirovanii RDTT s ispolzovaniem predvaritelnogo razogreva korpusa //sbornik naychnih trudov NII KT. Vip.4',0.5,402,101,1999,302,513);</text:p>
      <text:p text:style-name="P26"><text:tab/>insert into Rabota values('Avtomatizatciya obrabotki dannih v ypravlenii uchebnim protcessom kafedri //Sbornik nauchnih trudov NII KT. Metodi i sredstva obrabotki informatcii. Vip.1',0.4,402,101,1999,303,514);</text:p>
      <text:p text:style-name="P26"><text:tab/>insert into Rabota values('Model raspredelennoi obrabotki dannih v sisteme ypravleniya ychebnim protcessom vuza //sbornik nauchnih trudov NII KT. Metodi i sredstva obrabotki informatcii. Vip.1',0.4,402,101,1999,303,515);</text:p>
      <text:p text:style-name="P26"><text:tab/>insert into Rabota values('Optemizatciya rezerva moshnosti linii v kombinirovannih sistem //sbornik nauchnih trudov NII KT. Vip.4',0.4,402,101,1999,303,516);</text:p>
      <text:p text:style-name="P26"><text:tab/>insert into Rabota values('Komputerizatciya sistemi kontrolya urovnya informatcionnogo obespecheniya uchebnogo protcessa v vuze',0.4,402,101,1999,303,517);</text:p>
      <text:p text:style-name="P26"><text:tab/>insert into Rabota values('Rezultat modelirovaniya magnitnou gidrodinamiki yadra Zemli',0.3,402,101,1999,309,518);</text:p>
      <text:p text:style-name="P26"><text:tab/>insert into Rabota values('Konvektivnii teploobmen vo vrashaushemsya poristom sloe',0.6,402,101,1999,309,519);</text:p>
      <text:p text:style-name="P26"><text:tab/>insert into Ed_izm values('Student',601,25);</text:p>
      <text:p text:style-name="P26"><text:tab/>insert into Ed_izm values('Pechatnii list',602,200);</text:p>
      <text:p text:style-name="P31"/>
      <text:p text:style-name="P67"><text:tab/><text:span text:style-name="T46">Примечание: приведённый выше пример добавления новых данных перегружен. Достаточно добавить столько данных, чтобы по ним можно было восстановить как минимум две строчки выходного документа.</text:span></text:p>
      <text:p text:style-name="P67"/>
      <text:p text:style-name="P67"><text:tab/>Посмотреть содержимое таблиц можно вызовом оператора SQL Select:</text:p>
      <text:p text:style-name="P35"/>
      <text:p text:style-name="P35"><text:span text:style-name="T19"><text:tab/>sqlite&gt; select * from &lt;</text:span><text:span text:style-name="T5">Название</text:span><text:span text:style-name="T19"> </text:span><text:span text:style-name="T5">таблицы</text:span><text:span text:style-name="T19">&gt;;</text:span></text:p>
      <text:p text:style-name="P30"/>
      <text:p text:style-name="P41"><text:span text:style-name="T28"><text:tab/>Более подробную информацию об используемых операторах SQL (Create <text:s/>table, Insert, Select) можно посмотреть на сайте SQLite3 - </text:span><text:a xlink:type="simple" xlink:href="http://www.sqlite.org/" text:style-name="Internet_20_link" text:visited-style-name="Visited_20_Internet_20_Link"><text:span text:style-name="Internet_20_link"><text:span text:style-name="T28">http://www.sqlite.org/</text:span></text:span></text:a><text:span text:style-name="T28">.</text:span></text:p>
      <text:p text:style-name="P34"/>
      <text:p text:style-name="P34"/>
      <text:p text:style-name="P34"/>
      <text:p text:style-name="P34"/>
      <text:list xml:id="list7110176311586493744" text:style-name="WW8Num27">
        <text:list-item>
          <text:p text:style-name="P56">Вопросы для защиты лабораторной работы</text:p>
        </text:list-item>
      </text:list>
      <text:p text:style-name="P54"/>
      <text:list xml:id="list1103674194225349646" text:style-name="WW8Num19">
        <text:list-item>
          <text:p text:style-name="P63">Создание новой базы в SQLite3.</text:p>
        </text:list-item>
        <text:list-item>
          <text:p text:style-name="P64"><text:soft-page-break/>Редактирование существующей базы в SQLite3.</text:p>
        </text:list-item>
        <text:list-item>
          <text:p text:style-name="P64">Создание новой таблицы в SQLite3.</text:p>
        </text:list-item>
        <text:list-item>
          <text:p text:style-name="P64">Какие типы полей можно использовать для хранения вещественных значений в таблице формата SQLite3?</text:p>
        </text:list-item>
        <text:list-item>
          <text:p text:style-name="P64">Какие типы полей можно использовать для хранения строк в таблице формата SQLite3?</text:p>
        </text:list-item>
        <text:list-item>
          <text:p text:style-name="P64">Какой тип поля можно использовать для хранения даты в таблице формата SQLite3?</text:p>
        </text:list-item>
        <text:list-item>
          <text:p text:style-name="P64">Какой тип поля можно использовать для хранения двоичных данных в таблице формата SQLite3?</text:p>
        </text:list-item>
        <text:list-item>
          <text:p text:style-name="P64">Создание в SQLite3 первичного ключа, включающего одно поле?</text:p>
        </text:list-item>
        <text:list-item>
          <text:p text:style-name="P64">Создание в SQLite3 первичного ключа, включающего несколько полей?</text:p>
        </text:list-item>
        <text:list-item>
          <text:p text:style-name="P64">Как в SQLite3 узнать список таблиц базы данных, их структуру и содержание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9z0" style:family="text">
      <style:text-properties fo:font-weight="normal" style:font-weight-asian="normal"/>
    </style:style>
    <style:style style:name="Numbering_20_Symbols" style:display-name="Numbering Symbols" style:family="text"/>
    <style:style style:name="WW8Num15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WW8Num27z0" style:family="text">
      <style:text-properties fo:font-size="14pt" style:font-size-asian="14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1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1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fo:text-indent="-0.635cm" fo:margin-left="2.469cm"/>
        </style:list-level-properties>
        <style:text-properties style:font-name="Symbol"/>
      </text:list-level-style-bullet>
      <text:list-level-style-bullet text:level="2" text:style-name="WW8Num31z1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1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text:style-name="WW8Num31z3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text:style-name="WW8Num31z1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1"/>
      </text:list-level-style-bullet>
      <text:list-level-style-bullet text:level="6" text:style-name="WW8Num31z2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text:style-name="WW8Num31z3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text:style-name="WW8Num31z1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1"/>
      </text:list-level-style-bullet>
      <text:list-level-style-bullet text:level="9" text:style-name="WW8Num31z2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space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1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1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1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space" fo:text-indent="0.03cm" fo:margin-left="1.2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08T13:03:37</meta:creation-date>
    <dc:date>2018-02-08T18:11:56.672640133</dc:date>
    <meta:editing-duration>PT53M11S</meta:editing-duration>
    <meta:editing-cycles>23</meta:editing-cycles>
    <meta:generator>LibreOffice/5.1.6.2$Linux_X86_64 LibreOffice_project/10m0$Build-2</meta:generator>
    <meta:document-statistic meta:table-count="7" meta:image-count="0" meta:object-count="0" meta:page-count="7" meta:paragraph-count="198" meta:word-count="1303" meta:character-count="10771" meta:non-whitespace-character-count="9572"/>
  </office:meta>
</office:document-meta>
</file>